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OS DE USO : REQUERIMIENTOS EN CONTEXTO</text:p>
      <text:p text:style-name="P1"/>
      <text:p text:style-name="P3">CHAPTER 1:</text:p>
      <text:p text:style-name="P3"/>
      <text:p text:style-name="P3">¿Qué es un requisito?</text:p>
      <text:p text:style-name="P3"/>
      <text:p text:style-name="P2">Un requisito es algo que una aplicación informatica debe hacer por sus usuarios. Es una funcion, caracteristica que el sistema debe proporcionar para que merezca su existencia. Los requisitos forman parte del alcance de un proyecto de desarrollo de software. Agregue algunos requisitos y el alcance aumenta, quitele algo, y el alcance disminuye. Los requisitos tambien dictan como el sistema debe responder a la interaccion del usuario. Los requisitos a menudo parecen abstractos e intangibles para los desarrolladores de software. Sin embargo, es crucial <text:s/>mantener los requisitos y el diseño por separado. Lo siguiente son algunas formas en que las personas de IT suelen desviarse de los requisitos:</text:p>
      <text:p text:style-name="P2"/>
      <text:list xml:id="list8324661548417153797" text:style-name="L1">
        <text:list-item>
          <text:p text:style-name="P4">Consideraciones de diseño : <text:span text:style-name="T1">Todo lo que se relaciona con la </text:span><text:span text:style-name="T2">forma en</text:span><text:span text:style-name="T5"> que debe funcionar un sistema, en lugar de </text:span><text:span text:style-name="T2">lo</text:span><text:span text:style-name="T5"> que necesita lograr, es el diseño. El diseño no debe ser parte de los requisitos.</text:span></text:p>
        </text:list-item>
        <text:list-item>
          <text:p text:style-name="P4">Vago : <text:span text:style-name="T3">si </text:span><text:span text:style-name="T5">un requisito no contribuye positivamente a dar forma al diseño de la aplicación, es demasiado vago para ser util.</text:span></text:p>
        </text:list-item>
        <text:list-item>
          <text:p text:style-name="P4"><text:span text:style-name="T4">El uso del lenguaje de la industria informatica: </text:span><text:span text:style-name="T5">Los requisitos siempre se deben redactar en el idioma de los usuarios. La jerga esta bien siempre que sea la jerga del usuarios.</text:span></text:p>
        </text:list-item>
        <text:list-item>
          <text:p text:style-name="P4"><text:span text:style-name="T4">En relacion con los objetivos comerciales: </text:span><text:span text:style-name="T5">Todos los requisitos deben relacionarse claramente con los objetivos de los empresari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4T16:49:33.79</meta:creation-date>
    <meta:document-statistic meta:table-count="0" meta:image-count="0" meta:object-count="0" meta:page-count="1" meta:paragraph-count="8" meta:word-count="233" meta:character-count="1403"/>
    <dc:date>2018-01-24T17:43:12.07</dc:date>
    <dc:creator>cv </dc:creator>
    <meta:editing-duration>PT6M55S</meta:editing-duration>
    <meta:editing-cycles>1</meta:editing-cycles>
    <meta:generator>OpenOffice/4.1.4$Win32 OpenOffice.org_project/414m5$Build-9788</meta:generator>
  </office:meta>
</office:document-meta>
</file>